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01cm" fo:padding="0cm" fo:border-left="none" fo:border-right="none" fo:border-top="none" fo:border-bottom="0.018cm solid #000000" style:shadow="none"/>
      <style:text-properties fo:color="#000000" style:font-name="Arial" fo:font-weight="bold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style:shadow="none"/>
      <style:text-properties style:font-name="Arial" fo:font-size="11pt" style:font-size-asian="11pt" style:font-size-complex="11pt"/>
    </style:style>
    <style:style style:name="P3" style:family="paragraph" style:parent-style-name="Text_20_body">
      <style:paragraph-properties fo:margin-top="0cm" fo:margin-bottom="0cm" style:shadow="none"/>
      <style:text-properties fo:color="#000000" style:font-name="Arial" fo:font-size="11pt" style:font-size-asian="11pt" style:font-size-complex="11pt"/>
    </style:style>
    <style:style style:name="P4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style:shadow="none"/>
      <style:text-properties fo:color="#000000" style:font-name="Arial" fo:font-size="11pt" fo:language="fr" fo:country="FR"/>
    </style:style>
    <style:style style:name="P6" style:family="paragraph" style:parent-style-name="Text_20_body">
      <style:paragraph-properties fo:margin-top="0cm" fo:margin-bottom="0cm" style:shadow="none"/>
      <style:text-properties fo:color="#000000" style:font-name="Arial" fo:font-size="11pt" fo:language="fr" fo:country="FR" style:font-size-asian="11pt" style:font-size-complex="11pt"/>
    </style:style>
    <style:style style:name="P7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Arial" fo:font-size="11pt" fo:language="fr" fo:country="FR" style:font-size-asian="11pt" style:font-size-complex="11pt"/>
    </style:style>
    <style:style style:name="P8" style:family="paragraph" style:parent-style-name="Text_20_body">
      <style:paragraph-properties fo:margin-top="0cm" fo:margin-bottom="0cm" style:shadow="non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margin-top="0cm" fo:margin-bottom="0cm" style:shadow="none"/>
      <style:text-properties fo:color="#000000" style:font-name="Arial" fo:font-size="8pt" fo:language="fr" fo:country="FR" fo:background-color="#ffffff" style:font-size-asian="8pt" style:font-size-complex="8pt"/>
    </style:style>
    <style:style style:name="P10" style:family="paragraph" style:parent-style-name="Text_20_body">
      <style:paragraph-properties fo:margin-top="0cm" fo:margin-bottom="0cm" style:shadow="none"/>
      <style:text-properties style:font-name="Arial" fo:font-size="8pt" style:font-size-asian="8pt" style:font-size-complex="8pt"/>
    </style:style>
    <style:style style:name="P11" style:family="paragraph" style:parent-style-name="Text_20_body">
      <style:paragraph-properties fo:margin-top="0cm" fo:margin-bottom="0cm" fo:text-align="justify" style:justify-single-word="false" style:shadow="none"/>
      <style:text-properties style:font-name="Arial" fo:font-size="8pt" style:font-size-asian="8pt" style:font-size-complex="8pt"/>
    </style:style>
    <style:style style:name="P12" style:family="paragraph" style:parent-style-name="Text_20_body">
      <style:paragraph-properties fo:margin-top="0cm" fo:margin-bottom="0cm"/>
      <style:text-properties fo:color="#000000" style:font-name="Arial"/>
    </style:style>
    <style:style style:name="P13" style:family="paragraph" style:parent-style-name="Text_20_body">
      <style:paragraph-properties fo:margin-top="0cm" fo:margin-bottom="0cm"/>
      <style:text-properties fo:color="#000000" style:font-name="Arial" fo:font-size="11pt" fo:font-weight="bold"/>
    </style:style>
    <style:style style:name="P14" style:family="paragraph" style:parent-style-name="Text_20_body">
      <style:paragraph-properties fo:margin-top="0cm" fo:margin-bottom="0cm"/>
      <style:text-properties fo:color="#000000" style:font-name="Arial" fo:font-size="10pt"/>
    </style:style>
    <style:style style:name="P15" style:family="paragraph" style:parent-style-name="Text_20_body">
      <style:paragraph-properties fo:margin-top="0cm" fo:margin-bottom="0cm" fo:text-align="center" style:justify-single-word="false"/>
      <style:text-properties fo:color="#000000" style:font-name="Arial" fo:font-size="8pt" fo:language="fr" fo:country="FR" fo:background-color="#ffffff"/>
    </style:style>
    <style:style style:name="P16" style:family="paragraph" style:parent-style-name="Text_20_body">
      <style:paragraph-properties fo:margin-top="0cm" fo:margin-bottom="0.109cm"/>
      <style:text-properties fo:color="#000000" style:font-name="Arial" fo:font-size="9pt"/>
    </style:style>
    <style:style style:name="P17" style:family="paragraph" style:parent-style-name="Text_20_body">
      <style:paragraph-properties fo:margin-top="0cm" fo:margin-bottom="0.109cm"/>
      <style:text-properties fo:color="#000000" style:font-name="Arial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%#include enTetesDecisionRFM#%</text:p>
      <text:p text:style-name="P17">%=LIBELLE_REF=%</text:p>
      <text:p text:style-name="P16">%=LIBELLE_TEL=%</text:p>
      <text:p text:style-name="P13">%=IS_COPIE=%</text:p>
      <text:p text:style-name="P14">%=NSS=%<text:tab/><text:tab/><text:tab/><text:tab/><text:tab/><text:span text:style-name="T2">%=DATE_ET_LIEU=%</text:span></text:p>
      <text:p text:style-name="P14">%=AYANT_DROIT=%</text:p>
      <text:p text:style-name="P12"/>
      <text:p text:style-name="P1">%=titreDecision=%</text:p>
      <text:p text:style-name="P3"/>
      <text:p text:style-name="P8">%=TITRE=%</text:p>
      <text:p text:style-name="P3"/>
      <text:p text:style-name="P4">%=PARAGRAPHE1=%</text:p>
      <text:p text:style-name="P4"/>
      <text:p text:style-name="P4">%=PARAGRAPHE2=%</text:p>
      <text:p text:style-name="P4"/>
      <text:p text:style-name="P4">%=PARAGRAPHE3=%</text:p>
      <text:p text:style-name="P4"/>
      <text:p text:style-name="P4">%=PARAGRAPHE4_DEBUT=%<text:span text:style-name="T5"> </text:span><text:span text:style-name="T3">%=PARAGRAPHE4_GRAS=%</text:span><text:span text:style-name="T4"> </text:span>%=PARAGRAPHE4_FIN=%</text:p>
      <text:p text:style-name="P4"/>
      <text:p text:style-name="P3">%#include tabCalculDecisionRegimeRefusRFM#%</text:p>
      <text:p text:style-name="P3"/>
      <text:p text:style-name="P4">%=PARAGRAPHE5=%</text:p>
      <text:p text:style-name="P3"/>
      <text:p text:style-name="P7">%=SALUTATIONS=%</text:p>
      <text:p text:style-name="P6"/>
      <text:p text:style-name="P6">                                                                                                          %#include signatureRFM#%</text:p>
      <text:p text:style-name="P2"/>
      <text:p text:style-name="P5"/>
      <text:p text:style-name="P10">%=pushToEnd()=%</text:p>
      <text:p text:style-name="P11"><text:span text:style-name="T1">%=PARAGRAPHE7_TITRE=%</text:span>%=PARAGRAPHE7_TEXTE=%</text:p>
      <text:p text:style-name="P9">%#include tabAnnexesEtCopiesRFM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99cm" fo:margin-bottom="1.499cm" fo:margin-left="2.401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16T11:32:02</meta:creation-date>
    <dc:creator>Mike Boillat</dc:creator>
    <dc:date>2012-10-24T09:12:27</dc:date>
    <meta:editing-cycles>18</meta:editing-cycles>
    <meta:editing-duration>PT2H38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38" meta:character-count="541"/>
  </office:meta>
</office:document-meta>
</file>